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meneutics</text:p>
      <text:p text:style-name="P1"/>
      <text:p text:style-name="P1">29 June 2025</text:p>
      <text:p text:style-name="P1"/>
      <text:p text:style-name="P1">It would seem that most wont come near this subject. Yet they will try and <text:s/>force their interpretations on me!! Even nice old ladies and of course good looking women. Verily indeed we are in a illiterate ag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6-29T10:25:10.34</meta:creation-date>
    <dc:date>2025-06-29T11:06:45.32</dc:date>
    <meta:editing-duration>PT41M37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3" meta:word-count="42" meta:character-count="233"/>
  </office:meta>
</office:document-meta>
</file>